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" manifest:full-path="Thumbnails/"/>
</manifest:manifest>
</file>

<file path=content.xml><?xml version="1.0" encoding="utf-8"?>
<office:document-content xmlns:office="urn:oasis:names:tc:opendocument:xmlns:office:1.0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		- <office:automatic-styles>
			- <style:style style:name="fr1" style:family="graphic" style:parent-style-name="Frame"><style:graphic-properties fo:margin-left="0in" fo:margin-right="0.05in" style:vertical-pos="top" style:vertical-rel="baseline" fo:padding="0in" fo:border="none" style:shadow="none"/></style:style></office:automatic-styles><office:body><office:text>
  
    <text:p text:style-name="Interlin_Title">In the Garden</text:p>
    <text:p text:style-name="Interlin_Title">Na Machamba</text:p>
    <text:p text:style-name="Interlin_Title">M'munda</text:p>
    <text:p text:style-name="Default">"M'munda" ("In the Garden") a language learning text, (c) Luís Nyazeze, used by permission.</text:p>
    <text:p text:style-name="Default">"M'munda" ("In the Garden") a language learning text, (c) Luís Nyazeze, used by permission.</text:p>
    
      
        
          <text:p text:style-name="Interlin_Words"><draw:frame text:anchor-type="as-char" draw:style-name="Interlin_Frame_Number" fo:min-width="0.1402in" draw:name="Frame1" draw:z-index="5"><draw:text-box fo:min-height="0.1402in"><text:p text:style-name="Interlin_Phrase_Number">1</text:p></draw:text-box></draw:frame>
            
            
              <draw:frame text:anchor-type="as-char" draw:style-name="Interlin_Frame_Word" fo:min-width="0.1402in" draw:name="Frame1" draw:z-index="6"><draw:text-box fo:min-height="0.1402in">
                <text:p text:style-name="Interlin_Base_seh">Babanga</text:p>
                <text:p text:style-name="Interlin_Morphemes">
                  <draw:frame text:anchor-type="as-char" draw:style-name="Interlin_Frame_Morpheme" fo:min-width="0.1402in" draw:name="Frame1" draw:z-index="7"><draw:text-box fo:min-height="0.1402in">
                    <text:p text:style-name="Interlin_Morph_seh">^0-</text:p>
                    <text:p text:style-name="Interlin_Cf_seh">mu-<text:span text:style-name="Interlin_Homograph">2</text:span></text:p>
                    
                    <text:p text:style-name="Interlin_Morpheme_Gloss_pt">1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2" draw:z-index="12"><draw:text-box fo:min-height="0.1402in">
                    <text:p text:style-name="Interlin_Morph_seh">baba</text:p>
                    <text:p text:style-name="Interlin_Cf_seh">baba</text:p>
                    <text:p text:style-name="Interlin_Morpheme_Gloss_pt">pai</text:p>
                    <text:p text:style-name="Interlin_Morpheme_POS">N 1/2</text:p>
                  </draw:text-box></draw:frame>
                  <draw:frame text:anchor-type="as-char" draw:style-name="Interlin_Frame_Morpheme" fo:min-width="0.1402in" draw:name="Frame3" draw:z-index="16"><draw:text-box fo:min-height="0.1402in">
                    <text:p text:style-name="Interlin_Morph_seh">nga</text:p>
                    <text:p text:style-name="Interlin_Cf_seh">nga</text:p>
                    <text:p text:style-name="Interlin_Morpheme_Gloss_pt">1S</text:p>
                    <text:p text:style-name="Interlin_Morpheme_POS">Poss </text:p>
                  </draw:text-box></draw:frame>
                </text:p>
                <text:p text:style-name="Interlin_Word_Gloss_pt">pai meu</text:p>
                <text:p text:style-name="Interlin_Word_POS">N</text:p>
              </draw:text-box></draw:frame>
              <draw:frame text:anchor-type="as-char" draw:style-name="Interlin_Frame_Word" fo:min-width="0.1402in" draw:name="Frame2" draw:z-index="22"><draw:text-box fo:min-height="0.1402in">
                <text:p text:style-name="Interlin_Base_seh">ana</text:p>
                <text:p text:style-name="Interlin_Morphemes">
                  <draw:frame text:anchor-type="as-char" draw:style-name="Interlin_Frame_Morpheme" fo:min-width="0.1402in" draw:name="Frame4" draw:z-index="23"><draw:text-box fo:min-height="0.1402in">
                    <text:p text:style-name="Interlin_Morph_seh">a-</text:p>
                    <text:p text:style-name="Interlin_Cf_seh">a-<text:span text:style-name="Interlin_Homograph">5</text:span></text:p>
                    
                    <text:p text:style-name="Interlin_Morpheme_Gloss_pt">3S+1</text:p>
                    <text:p text:style-name="Interlin_Morpheme_POS">V:sbj</text:p>
                  </draw:text-box></draw:frame>
                  <draw:frame text:anchor-type="as-char" draw:style-name="Interlin_Frame_Morpheme" fo:min-width="0.1402in" draw:name="Frame5" draw:z-index="28"><draw:text-box fo:min-height="0.1402in">
                    <text:p text:style-name="Interlin_Morph_seh">n</text:p>
                    <text:p text:style-name="Interlin_Cf_seh">n<text:span text:style-name="Interlin_Homograph">2</text:span></text:p>
                    
                    <text:p text:style-name="Interlin_Morpheme_Gloss_pt">ter</text:p>
                    <text:p text:style-name="Interlin_Morpheme_POS">Irreg-na </text:p>
                  </draw:text-box></draw:frame>
                  <draw:frame text:anchor-type="as-char" draw:style-name="Interlin_Frame_Morpheme" fo:min-width="0.1402in" draw:name="Frame6" draw:z-index="33"><draw:text-box fo:min-height="0.1402in">
                    <text:p text:style-name="Interlin_Morph_seh">-a</text:p>
                    <text:p text:style-name="Interlin_Cf_seh">-a<text:span text:style-name="Interlin_Homograph">1</text:span></text:p>
                    
                    <text:p text:style-name="Interlin_Morpheme_Gloss_pt">IND</text:p>
                    <text:p text:style-name="Interlin_Morpheme_POS">V:vf</text:p>
                  </draw:text-box></draw:frame>
                </text:p>
                <text:p text:style-name="Interlin_Word_Gloss_pt"/>
                <text:p text:style-name="Interlin_Word_POS">Irreg-na</text:p>
              </draw:text-box></draw:frame>
              <draw:frame text:anchor-type="as-char" draw:style-name="Interlin_Frame_Word" fo:min-width="0.1402in" draw:name="Frame3" draw:z-index="40"><draw:text-box fo:min-height="0.1402in">
                <text:p text:style-name="Interlin_Base_seh">munda</text:p>
                <text:p text:style-name="Interlin_Morphemes">
                  <draw:frame text:anchor-type="as-char" draw:style-name="Interlin_Frame_Morpheme" fo:min-width="0.1402in" draw:name="Frame7" draw:z-index="41"><draw:text-box fo:min-height="0.1402in">
                    <text:p text:style-name="Interlin_Morph_seh">mu-</text:p>
                    <text:p text:style-name="Interlin_Cf_seh">mu-<text:span text:style-name="Interlin_Homograph">2</text:span></text:p>
                    
                    <text:p text:style-name="Interlin_Morpheme_Gloss_pt">3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8" draw:z-index="46"><draw:text-box fo:min-height="0.1402in">
                    <text:p text:style-name="Interlin_Morph_seh">nda</text:p>
                    <text:p text:style-name="Interlin_Cf_seh">nda</text:p>
                    <text:p text:style-name="Interlin_Morpheme_Gloss_pt">machamba</text:p>
                    <text:p text:style-name="Interlin_Morpheme_POS">N 3/4</text:p>
                  </draw:text-box></draw:frame>
                </text:p>
                <text:p text:style-name="Interlin_Word_Gloss_pt">machamba</text:p>
                <text:p text:style-name="Interlin_Word_POS">N</text:p>
              </draw:text-box></draw:frame>
              <draw:frame text:anchor-type="as-char" draw:style-name="Interlin_Frame_Word" fo:min-width="0.1402in" draw:name="Frame4" draw:z-index="52"><draw:text-box fo:min-height="0.1402in">
                <text:p text:style-name="Interlin_Base_seh">ukulu</text:p>
                <text:p text:style-name="Interlin_Morphemes">
                  <draw:frame text:anchor-type="as-char" draw:style-name="Interlin_Frame_Morpheme" fo:min-width="0.1402in" draw:name="Frame9" draw:z-index="53"><draw:text-box fo:min-height="0.1402in">
                    <text:p text:style-name="Interlin_Morph_seh">u-</text:p>
                    <text:p text:style-name="Interlin_Cf_seh">u-<text:span text:style-name="Interlin_Homograph">3</text:span></text:p>
                    
                    <text:p text:style-name="Interlin_Morpheme_Gloss_pt">3</text:p>
                    <text:p text:style-name="Interlin_Morpheme_POS">Poss:possncl</text:p>
                  </draw:text-box></draw:frame>
                  <draw:frame text:anchor-type="as-char" draw:style-name="Interlin_Frame_Morpheme" fo:min-width="0.1402in" draw:name="Frame10" draw:z-index="58"><draw:text-box fo:min-height="0.1402in">
                    <text:p text:style-name="Interlin_Morph_seh">kulu</text:p>
                    <text:p text:style-name="Interlin_Cf_seh">kulu</text:p>
                    <text:p text:style-name="Interlin_Morpheme_Gloss_pt">grande</text:p>
                    <text:p text:style-name="Interlin_Morpheme_POS">Adj </text:p>
                  </draw:text-box></draw:frame>
                </text:p>
                <text:p text:style-name="Interlin_Word_Gloss_pt">grande</text:p>
                <text:p text:style-name="Interlin_Word_POS">Adj</text:p>
              </draw:text-box></draw:frame>
              <draw:frame text:anchor-type="as-char" draw:style-name="Interlin_Frame_Word" fo:min-width="0.1402in" draw:name="Frame5" draw:z-index="64"><draw:text-box fo:min-height="0.1402in">
                <text:p text:style-name="Interlin_Baseline">.</text:p>
              </draw:text-box></draw:frame>
            
            
          </text:p>
            
            
            <text:p text:style-name="Interlin_Freeform_Gloss_pt"/>
          
        
      
      
        
          <text:p text:style-name="Interlin_Words"><draw:frame text:anchor-type="as-char" draw:style-name="Interlin_Frame_Number" fo:min-width="0.1402in" draw:name="Frame2" draw:z-index="66"><draw:text-box fo:min-height="0.1402in"><text:p text:style-name="Interlin_Phrase_Number">2</text:p></draw:text-box></draw:frame>
            
            
              <draw:frame text:anchor-type="as-char" draw:style-name="Interlin_Frame_Word" fo:min-width="0.1402in" draw:name="Frame6" draw:z-index="67"><draw:text-box fo:min-height="0.1402in">
                <text:p text:style-name="Interlin_Base_seh">Mwenemo</text:p>
                <text:p text:style-name="Interlin_Morphemes">
                  <draw:frame text:anchor-type="as-char" draw:style-name="Interlin_Frame_Morpheme" fo:min-width="0.1402in" draw:name="Frame11" draw:z-index="68"><draw:text-box fo:min-height="0.1402in">
                    <text:p text:style-name="Interlin_Morph_seh">mwenemo</text:p>
                    <text:p text:style-name="Interlin_Cf_seh">mwenemo</text:p>
                    <text:p text:style-name="Interlin_Morpheme_Gloss_pt">aquele mesmo</text:p>
                    <text:p text:style-name="Interlin_Morpheme_POS">dem6 </text:p>
                  </draw:text-box></draw:frame>
                </text:p>
                <text:p text:style-name="Interlin_Word_Gloss_pt">lá</text:p>
                <text:p text:style-name="Interlin_Word_POS">dem6</text:p>
              </draw:text-box></draw:frame>
              <draw:frame text:anchor-type="as-char" draw:style-name="Interlin_Frame_Word" fo:min-width="0.1402in" draw:name="Frame7" draw:z-index="74"><draw:text-box fo:min-height="0.1402in">
                <text:p text:style-name="Interlin_Base_seh">muna</text:p>
                <text:p text:style-name="Interlin_Morphemes">
                  <draw:frame text:anchor-type="as-char" draw:style-name="Interlin_Frame_Morpheme" fo:min-width="0.1402in" draw:name="Frame12" draw:z-index="75"><draw:text-box fo:min-height="0.1402in">
                    <text:p text:style-name="Interlin_Morph_seh">mu-</text:p>
                    <text:p text:style-name="Interlin_Cf_seh">mu-<text:span text:style-name="Interlin_Homograph">3</text:span></text:p>
                    
                    <text:p text:style-name="Interlin_Morpheme_Gloss_pt">3</text:p>
                    <text:p text:style-name="Interlin_Morpheme_POS">V:sbj</text:p>
                  </draw:text-box></draw:frame>
                  <draw:frame text:anchor-type="as-char" draw:style-name="Interlin_Frame_Morpheme" fo:min-width="0.1402in" draw:name="Frame13" draw:z-index="80"><draw:text-box fo:min-height="0.1402in">
                    <text:p text:style-name="Interlin_Morph_seh">n</text:p>
                    <text:p text:style-name="Interlin_Cf_seh">n<text:span text:style-name="Interlin_Homograph">2</text:span></text:p>
                    
                    <text:p text:style-name="Interlin_Morpheme_Gloss_pt">ter</text:p>
                    <text:p text:style-name="Interlin_Morpheme_POS">Irreg-na </text:p>
                  </draw:text-box></draw:frame>
                  <draw:frame text:anchor-type="as-char" draw:style-name="Interlin_Frame_Morpheme" fo:min-width="0.1402in" draw:name="Frame14" draw:z-index="85"><draw:text-box fo:min-height="0.1402in">
                    <text:p text:style-name="Interlin_Morph_seh">-a</text:p>
                    <text:p text:style-name="Interlin_Cf_seh">-a<text:span text:style-name="Interlin_Homograph">1</text:span></text:p>
                    
                    <text:p text:style-name="Interlin_Morpheme_Gloss_pt">IND</text:p>
                    <text:p text:style-name="Interlin_Morpheme_POS">V:vf</text:p>
                  </draw:text-box></draw:frame>
                </text:p>
                <text:p text:style-name="Interlin_Word_Gloss_pt">tem</text:p>
                <text:p text:style-name="Interlin_Word_POS">Irreg-na</text:p>
              </draw:text-box></draw:frame>
              <draw:frame text:anchor-type="as-char" draw:style-name="Interlin_Frame_Word" fo:min-width="0.1402in" draw:name="Frame8" draw:z-index="92"><draw:text-box fo:min-height="0.1402in">
                <text:p text:style-name="Interlin_Base_seh">miti</text:p>
                <text:p text:style-name="Interlin_Morphemes">
                  <draw:frame text:anchor-type="as-char" draw:style-name="Interlin_Frame_Morpheme" fo:min-width="0.1402in" draw:name="Frame15" draw:z-index="93"><draw:text-box fo:min-height="0.1402in">
                    <text:p text:style-name="Interlin_Morph_seh">mi-</text:p>
                    <text:p text:style-name="Interlin_Cf_seh">mi-</text:p>
                    <text:p text:style-name="Interlin_Morpheme_Gloss_pt">4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16" draw:z-index="97"><draw:text-box fo:min-height="0.1402in">
                    <text:p text:style-name="Interlin_Morph_seh">ti</text:p>
                    <text:p text:style-name="Interlin_Cf_seh">ti</text:p>
                    <text:p text:style-name="Interlin_Morpheme_Gloss_pt">arvora</text:p>
                    <text:p text:style-name="Interlin_Morpheme_POS">N 3/4</text:p>
                  </draw:text-box></draw:frame>
                </text:p>
                <text:p text:style-name="Interlin_Word_Gloss_pt">árvoras</text:p>
                <text:p text:style-name="Interlin_Word_POS">N</text:p>
              </draw:text-box></draw:frame>
              <draw:frame text:anchor-type="as-char" draw:style-name="Interlin_Frame_Word" fo:min-width="0.1402in" draw:name="Frame9" draw:z-index="103"><draw:text-box fo:min-height="0.1402in">
                <text:p text:style-name="Interlin_Base_seh">mizinji</text:p>
                <text:p text:style-name="Interlin_Morphemes">
                  <draw:frame text:anchor-type="as-char" draw:style-name="Interlin_Frame_Morpheme" fo:min-width="0.1402in" draw:name="Frame17" draw:z-index="104"><draw:text-box fo:min-height="0.1402in">
                    <text:p text:style-name="Interlin_Morph_seh">mi-</text:p>
                    <text:p text:style-name="Interlin_Cf_seh">mi-</text:p>
                    <text:p text:style-name="Interlin_Morpheme_Gloss_pt">4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18" draw:z-index="108"><draw:text-box fo:min-height="0.1402in">
                    <text:p text:style-name="Interlin_Morph_seh">zinji</text:p>
                    <text:p text:style-name="Interlin_Cf_seh">zinji</text:p>
                    <text:p text:style-name="Interlin_Morpheme_Gloss_pt">muito</text:p>
                    <text:p text:style-name="Interlin_Morpheme_POS">Adj </text:p>
                  </draw:text-box></draw:frame>
                </text:p>
                <text:p text:style-name="Interlin_Word_Gloss_pt">muitas</text:p>
                <text:p text:style-name="Interlin_Word_POS">Adj</text:p>
              </draw:text-box></draw:frame>
              <draw:frame text:anchor-type="as-char" draw:style-name="Interlin_Frame_Word" fo:min-width="0.1402in" draw:name="Frame10" draw:z-index="114"><draw:text-box fo:min-height="0.1402in">
                <text:p text:style-name="Interlin_Baseline">.</text:p>
              </draw:text-box></draw:frame>
            
            
          </text:p>
            
            
            <text:p text:style-name="Interlin_Freeform_Gloss_pt"/>
          
        
      
      
        
          <text:p text:style-name="Interlin_Words"><draw:frame text:anchor-type="as-char" draw:style-name="Interlin_Frame_Number" fo:min-width="0.1402in" draw:name="Frame3" draw:z-index="116"><draw:text-box fo:min-height="0.1402in"><text:p text:style-name="Interlin_Phrase_Number">3</text:p></draw:text-box></draw:frame>
            
            
              <draw:frame text:anchor-type="as-char" draw:style-name="Interlin_Frame_Word" fo:min-width="0.1402in" draw:name="Frame11" draw:z-index="117"><draw:text-box fo:min-height="0.1402in">
                <text:p text:style-name="Interlin_Base_seh">Muna</text:p>
                <text:p text:style-name="Interlin_Morphemes">
                  <draw:frame text:anchor-type="as-char" draw:style-name="Interlin_Frame_Morpheme" fo:min-width="0.1402in" draw:name="Frame19" draw:z-index="118"><draw:text-box fo:min-height="0.1402in">
                    <text:p text:style-name="Interlin_Morph_seh">mu-</text:p>
                    <text:p text:style-name="Interlin_Cf_seh">mu-<text:span text:style-name="Interlin_Homograph">3</text:span></text:p>
                    
                    <text:p text:style-name="Interlin_Morpheme_Gloss_pt">3</text:p>
                    <text:p text:style-name="Interlin_Morpheme_POS">V:sbj</text:p>
                  </draw:text-box></draw:frame>
                  <draw:frame text:anchor-type="as-char" draw:style-name="Interlin_Frame_Morpheme" fo:min-width="0.1402in" draw:name="Frame20" draw:z-index="123"><draw:text-box fo:min-height="0.1402in">
                    <text:p text:style-name="Interlin_Morph_seh">n</text:p>
                    <text:p text:style-name="Interlin_Cf_seh">n<text:span text:style-name="Interlin_Homograph">2</text:span></text:p>
                    
                    <text:p text:style-name="Interlin_Morpheme_Gloss_pt">ter</text:p>
                    <text:p text:style-name="Interlin_Morpheme_POS">Irreg-na </text:p>
                  </draw:text-box></draw:frame>
                  <draw:frame text:anchor-type="as-char" draw:style-name="Interlin_Frame_Morpheme" fo:min-width="0.1402in" draw:name="Frame21" draw:z-index="128"><draw:text-box fo:min-height="0.1402in">
                    <text:p text:style-name="Interlin_Morph_seh">-a</text:p>
                    <text:p text:style-name="Interlin_Cf_seh">-a<text:span text:style-name="Interlin_Homograph">1</text:span></text:p>
                    
                    <text:p text:style-name="Interlin_Morpheme_Gloss_pt">IND</text:p>
                    <text:p text:style-name="Interlin_Morpheme_POS">V:vf</text:p>
                  </draw:text-box></draw:frame>
                </text:p>
                <text:p text:style-name="Interlin_Word_Gloss_pt"/>
                <text:p text:style-name="Interlin_Word_POS">Irreg-na</text:p>
              </draw:text-box></draw:frame>
              <draw:frame text:anchor-type="as-char" draw:style-name="Interlin_Frame_Word" fo:min-width="0.1402in" draw:name="Frame12" draw:z-index="135"><draw:text-box fo:min-height="0.1402in">
                <text:p text:style-name="Interlin_Base_seh">milaranja</text:p>
                <text:p text:style-name="Interlin_Morphemes">
                  <draw:frame text:anchor-type="as-char" draw:style-name="Interlin_Frame_Morpheme" fo:min-width="0.1402in" draw:name="Frame22" draw:z-index="136"><draw:text-box fo:min-height="0.1402in">
                    <text:p text:style-name="Interlin_Morph_seh">mi-</text:p>
                    <text:p text:style-name="Interlin_Cf_seh">mi-</text:p>
                    <text:p text:style-name="Interlin_Morpheme_Gloss_pt">4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23" draw:z-index="140"><draw:text-box fo:min-height="0.1402in">
                    <text:p text:style-name="Interlin_Morph_seh">lalanja</text:p>
                    <text:p text:style-name="Interlin_Cf_seh">lalanja</text:p>
                    <text:p text:style-name="Interlin_Morpheme_Gloss_pt">laranjeira</text:p>
                    <text:p text:style-name="Interlin_Morpheme_POS">N 3/4</text:p>
                  </draw:text-box></draw:frame>
                </text:p>
                <text:p text:style-name="Interlin_Word_Gloss_pt">laranjeiras</text:p>
                <text:p text:style-name="Interlin_Word_POS">N</text:p>
              </draw:text-box></draw:frame>
              <draw:frame text:anchor-type="as-char" draw:style-name="Interlin_Frame_Word" fo:min-width="0.1402in" draw:name="Frame13" draw:z-index="146"><draw:text-box fo:min-height="0.1402in">
                <text:p text:style-name="Interlin_Baseline">,</text:p>
              </draw:text-box></draw:frame>
              <draw:frame text:anchor-type="as-char" draw:style-name="Interlin_Frame_Word" fo:min-width="0.1402in" draw:name="Frame14" draw:z-index="147"><draw:text-box fo:min-height="0.1402in">
                <text:p text:style-name="Interlin_Base_seh">mifigu</text:p>
                <text:p text:style-name="Interlin_Morphemes">
                  <draw:frame text:anchor-type="as-char" draw:style-name="Interlin_Frame_Morpheme" fo:min-width="0.1402in" draw:name="Frame24" draw:z-index="148"><draw:text-box fo:min-height="0.1402in">
                    <text:p text:style-name="Interlin_Morph_seh">mi-</text:p>
                    <text:p text:style-name="Interlin_Cf_seh">mi-</text:p>
                    <text:p text:style-name="Interlin_Morpheme_Gloss_pt">4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25" draw:z-index="152"><draw:text-box fo:min-height="0.1402in">
                    <text:p text:style-name="Interlin_Morph_seh">figu</text:p>
                    <text:p text:style-name="Interlin_Cf_seh">pfigu</text:p>
                    <text:p text:style-name="Interlin_Morpheme_Gloss_pt">bananeira</text:p>
                    <text:p text:style-name="Interlin_Morpheme_POS">N 3/4</text:p>
                  </draw:text-box></draw:frame>
                </text:p>
                <text:p text:style-name="Interlin_Word_Gloss_pt"/>
                <text:p text:style-name="Interlin_Word_POS">N</text:p>
              </draw:text-box></draw:frame>
              <draw:frame text:anchor-type="as-char" draw:style-name="Interlin_Frame_Word" fo:min-width="0.1402in" draw:name="Frame15" draw:z-index="158"><draw:text-box fo:min-height="0.1402in">
                <text:p text:style-name="Interlin_Baseline">,</text:p>
              </draw:text-box></draw:frame>
              <draw:frame text:anchor-type="as-char" draw:style-name="Interlin_Frame_Word" fo:min-width="0.1402in" draw:name="Frame16" draw:z-index="159"><draw:text-box fo:min-height="0.1402in">
                <text:p text:style-name="Interlin_Base_seh">mindimu</text:p>
                <text:p text:style-name="Interlin_Morphemes">
                  <draw:frame text:anchor-type="as-char" draw:style-name="Interlin_Frame_Morpheme" fo:min-width="0.1402in" draw:name="Frame26" draw:z-index="160"><draw:text-box fo:min-height="0.1402in">
                    <text:p text:style-name="Interlin_Morph_seh">mi-</text:p>
                    <text:p text:style-name="Interlin_Cf_seh">mi-</text:p>
                    <text:p text:style-name="Interlin_Morpheme_Gloss_pt">4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27" draw:z-index="164"><draw:text-box fo:min-height="0.1402in">
                    <text:p text:style-name="Interlin_Morph_seh">ndimu</text:p>
                    <text:p text:style-name="Interlin_Cf_seh">ndimu<text:span text:style-name="Interlin_Homograph">2</text:span></text:p>
                    
                    <text:p text:style-name="Interlin_Morpheme_Gloss_pt">limoneira</text:p>
                    <text:p text:style-name="Interlin_Morpheme_POS">N 3/4</text:p>
                  </draw:text-box></draw:frame>
                </text:p>
                <text:p text:style-name="Interlin_Word_Gloss_pt"/>
                <text:p text:style-name="Interlin_Word_POS">N</text:p>
              </draw:text-box></draw:frame>
              <draw:frame text:anchor-type="as-char" draw:style-name="Interlin_Frame_Word" fo:min-width="0.1402in" draw:name="Frame17" draw:z-index="171"><draw:text-box fo:min-height="0.1402in">
                <text:p text:style-name="Interlin_Base_seh">na</text:p>
                <text:p text:style-name="Interlin_Morphemes">
                  <draw:frame text:anchor-type="as-char" draw:style-name="Interlin_Frame_Morpheme" fo:min-width="0.1402in" draw:name="Frame28" draw:z-index="172"><draw:text-box fo:min-height="0.1402in">
                    <text:p text:style-name="Interlin_Morph_seh">na</text:p>
                    <text:p text:style-name="Interlin_Cf_seh">na<text:span text:style-name="Interlin_Homograph">1</text:span></text:p>
                    
                    <text:p text:style-name="Interlin_Morpheme_Gloss_pt">e</text:p>
                    <text:p text:style-name="Interlin_Morpheme_POS">Conj </text:p>
                  </draw:text-box></draw:frame>
                </text:p>
                <text:p text:style-name="Interlin_Word_Gloss_pt">e</text:p>
                <text:p text:style-name="Interlin_Word_POS">Conj</text:p>
              </draw:text-box></draw:frame>
              <draw:frame text:anchor-type="as-char" draw:style-name="Interlin_Frame_Word" fo:min-width="0.1402in" draw:name="Frame18" draw:z-index="179"><draw:text-box fo:min-height="0.1402in">
                <text:p text:style-name="Interlin_Base_seh">mimanga</text:p>
                <text:p text:style-name="Interlin_Morphemes">
                  <draw:frame text:anchor-type="as-char" draw:style-name="Interlin_Frame_Morpheme" fo:min-width="0.1402in" draw:name="Frame29" draw:z-index="180"><draw:text-box fo:min-height="0.1402in">
                    <text:p text:style-name="Interlin_Morph_seh">mi-</text:p>
                    <text:p text:style-name="Interlin_Cf_seh">mi-</text:p>
                    <text:p text:style-name="Interlin_Morpheme_Gloss_pt">4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30" draw:z-index="184"><draw:text-box fo:min-height="0.1402in">
                    <text:p text:style-name="Interlin_Morph_seh">manga</text:p>
                    <text:p text:style-name="Interlin_Cf_seh">manga<text:span text:style-name="Interlin_Homograph">2</text:span></text:p>
                    
                    <text:p text:style-name="Interlin_Morpheme_Gloss_pt">mangeira</text:p>
                    <text:p text:style-name="Interlin_Morpheme_POS">N 3/4</text:p>
                  </draw:text-box></draw:frame>
                </text:p>
                <text:p text:style-name="Interlin_Word_Gloss_pt">mangeira</text:p>
                <text:p text:style-name="Interlin_Word_POS">N</text:p>
              </draw:text-box></draw:frame>
              <draw:frame text:anchor-type="as-char" draw:style-name="Interlin_Frame_Word" fo:min-width="0.1402in" draw:name="Frame19" draw:z-index="191"><draw:text-box fo:min-height="0.1402in">
                <text:p text:style-name="Interlin_Baseline">.</text:p>
              </draw:text-box></draw:frame>
            
            
          </text:p>
            
            
            <text:p text:style-name="Interlin_Freeform_Gloss_pt"/>
          
        
      
      
        
          <text:p text:style-name="Interlin_Words"><draw:frame text:anchor-type="as-char" draw:style-name="Interlin_Frame_Number" fo:min-width="0.1402in" draw:name="Frame4" draw:z-index="193"><draw:text-box fo:min-height="0.1402in"><text:p text:style-name="Interlin_Phrase_Number">4</text:p></draw:text-box></draw:frame>
            
            
              <draw:frame text:anchor-type="as-char" draw:style-name="Interlin_Frame_Word" fo:min-width="0.1402in" draw:name="Frame20" draw:z-index="194"><draw:text-box fo:min-height="0.1402in">
                <text:p text:style-name="Interlin_Base_seh">Ikhalipo</text:p>
                <text:p text:style-name="Interlin_Morphemes">
                  <draw:frame text:anchor-type="as-char" draw:style-name="Interlin_Frame_Morpheme" fo:min-width="0.1402in" draw:name="Frame31" draw:z-index="195"><draw:text-box fo:min-height="0.1402in">
                    <text:p text:style-name="Interlin_Morph_seh">i-</text:p>
                    <text:p text:style-name="Interlin_Cf_seh">i-</text:p>
                    <text:p text:style-name="Interlin_Morpheme_Gloss_pt">4+5+9</text:p>
                    <text:p text:style-name="Interlin_Morpheme_POS">V:(obj)/sbj</text:p>
                  </draw:text-box></draw:frame>
                  <draw:frame text:anchor-type="as-char" draw:style-name="Interlin_Frame_Morpheme" fo:min-width="0.1402in" draw:name="Frame32" draw:z-index="199"><draw:text-box fo:min-height="0.1402in">
                    <text:p text:style-name="Interlin_Morph_seh">kha-</text:p>
                    <text:p text:style-name="Interlin_Cf_seh">kha-</text:p>
                    <text:p text:style-name="Interlin_Morpheme_Gloss_pt">IMP</text:p>
                    <text:p text:style-name="Interlin_Morpheme_POS">V:(mba tam)/tam1/neg/rel  tam1</text:p>
                  </draw:text-box></draw:frame>
                  <draw:frame text:anchor-type="as-char" draw:style-name="Interlin_Frame_Morpheme" fo:min-width="0.1402in" draw:name="Frame33" draw:z-index="203"><draw:text-box fo:min-height="0.1402in">
                    <text:p text:style-name="Interlin_Morph_seh">li</text:p>
                    <text:p text:style-name="Interlin_Cf_seh">li</text:p>
                    <text:p text:style-name="Interlin_Morpheme_Gloss_pt">ser</text:p>
                    <text:p text:style-name="Interlin_Morpheme_POS">Irreg-li </text:p>
                  </draw:text-box></draw:frame>
                  <draw:frame text:anchor-type="as-char" draw:style-name="Interlin_Frame_Morpheme" fo:min-width="0.1402in" draw:name="Frame34" draw:z-index="207"><draw:text-box fo:min-height="0.1402in">
                    <text:p text:style-name="Interlin_Morph_seh">po</text:p>
                    <text:p text:style-name="Interlin_Cf_seh">ipo</text:p>
                    <text:p text:style-name="Interlin_Morpheme_Gloss_pt">ele</text:p>
                    <text:p text:style-name="Interlin_Morpheme_POS">Pro </text:p>
                  </draw:text-box></draw:frame>
                </text:p>
                <text:p text:style-name="Interlin_Word_Gloss_pt"/>
                <text:p text:style-name="Interlin_Word_POS">Irreg-li</text:p>
              </draw:text-box></draw:frame>
              <draw:frame text:anchor-type="as-char" draw:style-name="Interlin_Frame_Word" fo:min-width="0.1402in" draw:name="Frame21" draw:z-index="213"><draw:text-box fo:min-height="0.1402in">
                <text:p text:style-name="Interlin_Base_seh">minga</text:p>
                <text:p text:style-name="Interlin_Morphemes">
                  <draw:frame text:anchor-type="as-char" draw:style-name="Interlin_Frame_Morpheme" fo:min-width="0.1402in" draw:name="Frame35" draw:z-index="214"><draw:text-box fo:min-height="0.1402in">
                    <text:p text:style-name="Interlin_Morph_seh">mi-</text:p>
                    <text:p text:style-name="Interlin_Cf_seh">mi-</text:p>
                    <text:p text:style-name="Interlin_Morpheme_Gloss_pt">4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36" draw:z-index="218"><draw:text-box fo:min-height="0.1402in">
                    <text:p text:style-name="Interlin_Morph_seh">nga</text:p>
                    <text:p text:style-name="Interlin_Cf_seh">nga<text:span text:style-name="Interlin_Homograph">2</text:span></text:p>
                    
                    <text:p text:style-name="Interlin_Morpheme_Gloss_pt">espinho</text:p>
                    <text:p text:style-name="Interlin_Morpheme_POS">N 3/4</text:p>
                  </draw:text-box></draw:frame>
                </text:p>
                <text:p text:style-name="Interlin_Word_Gloss_pt">espinho</text:p>
                <text:p text:style-name="Interlin_Word_POS">N</text:p>
              </draw:text-box></draw:frame>
              <draw:frame text:anchor-type="as-char" draw:style-name="Interlin_Frame_Word" fo:min-width="0.1402in" draw:name="Frame22" draw:z-index="225"><draw:text-box fo:min-height="0.1402in">
                <text:p text:style-name="Interlin_Base_seh">m'munda</text:p>
                <text:p text:style-name="Interlin_Morphemes">
                  <draw:frame text:anchor-type="as-char" draw:style-name="Interlin_Frame_Morpheme" fo:min-width="0.1402in" draw:name="Frame37" draw:z-index="226"><draw:text-box fo:min-height="0.1402in">
                    <text:p text:style-name="Interlin_Morph_seh">m'-</text:p>
                    <text:p text:style-name="Interlin_Cf_seh">mu-<text:span text:style-name="Interlin_Homograph">1</text:span></text:p>
                    
                    <text:p text:style-name="Interlin_Morpheme_Gloss_pt">18</text:p>
                    <text:p text:style-name="Interlin_Morpheme_POS">N:dblncl</text:p>
                  </draw:text-box></draw:frame>
                  <draw:frame text:anchor-type="as-char" draw:style-name="Interlin_Frame_Morpheme" fo:min-width="0.1402in" draw:name="Frame38" draw:z-index="231"><draw:text-box fo:min-height="0.1402in">
                    <text:p text:style-name="Interlin_Morph_seh">mu-</text:p>
                    <text:p text:style-name="Interlin_Cf_seh">mu-<text:span text:style-name="Interlin_Homograph">2</text:span></text:p>
                    
                    <text:p text:style-name="Interlin_Morpheme_Gloss_pt">3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39" draw:z-index="236"><draw:text-box fo:min-height="0.1402in">
                    <text:p text:style-name="Interlin_Morph_seh">nda</text:p>
                    <text:p text:style-name="Interlin_Cf_seh">nda</text:p>
                    <text:p text:style-name="Interlin_Morpheme_Gloss_pt">machamba</text:p>
                    <text:p text:style-name="Interlin_Morpheme_POS">N 3/4</text:p>
                  </draw:text-box></draw:frame>
                </text:p>
                <text:p text:style-name="Interlin_Word_Gloss_pt">na machamba</text:p>
                <text:p text:style-name="Interlin_Word_POS">N</text:p>
              </draw:text-box></draw:frame>
              <draw:frame text:anchor-type="as-char" draw:style-name="Interlin_Frame_Word" fo:min-width="0.1402in" draw:name="Frame23" draw:z-index="242"><draw:text-box fo:min-height="0.1402in">
                <text:p text:style-name="Interlin_Baseline">.</text:p>
              </draw:text-box></draw:frame>
            
            
          </text:p>
            
            
            <text:p text:style-name="Interlin_Freeform_Gloss_pt"/>
          
        
      
      
        
          <text:p text:style-name="Interlin_Words"><draw:frame text:anchor-type="as-char" draw:style-name="Interlin_Frame_Number" fo:min-width="0.1402in" draw:name="Frame5" draw:z-index="244"><draw:text-box fo:min-height="0.1402in"><text:p text:style-name="Interlin_Phrase_Number">5</text:p></draw:text-box></draw:frame>
            
            
              <draw:frame text:anchor-type="as-char" draw:style-name="Interlin_Frame_Word" fo:min-width="0.1402in" draw:name="Frame24" draw:z-index="245"><draw:text-box fo:min-height="0.1402in">
                <text:p text:style-name="Interlin_Base_seh">Baba</text:p>
                <text:p text:style-name="Interlin_Morphemes">
                  <draw:frame text:anchor-type="as-char" draw:style-name="Interlin_Frame_Morpheme" fo:min-width="0.1402in" draw:name="Frame40" draw:z-index="246"><draw:text-box fo:min-height="0.1402in">
                    <text:p text:style-name="Interlin_Morph_seh">^0-</text:p>
                    <text:p text:style-name="Interlin_Cf_seh">mu-<text:span text:style-name="Interlin_Homograph">2</text:span></text:p>
                    
                    <text:p text:style-name="Interlin_Morpheme_Gloss_pt">1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41" draw:z-index="251"><draw:text-box fo:min-height="0.1402in">
                    <text:p text:style-name="Interlin_Morph_seh">baba</text:p>
                    <text:p text:style-name="Interlin_Cf_seh">baba</text:p>
                    <text:p text:style-name="Interlin_Morpheme_Gloss_pt">pai</text:p>
                    <text:p text:style-name="Interlin_Morpheme_POS">N 1/2</text:p>
                  </draw:text-box></draw:frame>
                </text:p>
                <text:p text:style-name="Interlin_Word_Gloss_pt"/>
                <text:p text:style-name="Interlin_Word_POS">N</text:p>
              </draw:text-box></draw:frame>
              <draw:frame text:anchor-type="as-char" draw:style-name="Interlin_Frame_Word" fo:min-width="0.1402in" draw:name="Frame25" draw:z-index="257"><draw:text-box fo:min-height="0.1402in">
                <text:p text:style-name="Interlin_Base_seh">aipisa</text:p>
                <text:p text:style-name="Interlin_Morphemes">
                  <draw:frame text:anchor-type="as-char" draw:style-name="Interlin_Frame_Morpheme" fo:min-width="0.1402in" draw:name="Frame42" draw:z-index="258"><draw:text-box fo:min-height="0.1402in">
                    <text:p text:style-name="Interlin_Morph_seh">a-</text:p>
                    <text:p text:style-name="Interlin_Cf_seh">a-<text:span text:style-name="Interlin_Homograph">2</text:span></text:p>
                    
                    <text:p text:style-name="Interlin_Morpheme_Gloss_pt">ele+PST</text:p>
                    <text:p text:style-name="Interlin_Morpheme_POS">V:sbj+tam1</text:p>
                  </draw:text-box></draw:frame>
                  <draw:frame text:anchor-type="as-char" draw:style-name="Interlin_Frame_Morpheme" fo:min-width="0.1402in" draw:name="Frame43" draw:z-index="263"><draw:text-box fo:min-height="0.1402in">
                    <text:p text:style-name="Interlin_Morph_seh">i-</text:p>
                    <text:p text:style-name="Interlin_Cf_seh">i-</text:p>
                    <text:p text:style-name="Interlin_Morpheme_Gloss_pt">4+5+9</text:p>
                    <text:p text:style-name="Interlin_Morpheme_POS">V:(obj)/sbj</text:p>
                  </draw:text-box></draw:frame>
                  <draw:frame text:anchor-type="as-char" draw:style-name="Interlin_Frame_Morpheme" fo:min-width="0.1402in" draw:name="Frame44" draw:z-index="267"><draw:text-box fo:min-height="0.1402in">
                    <text:p text:style-name="Interlin_Morph_seh">pis</text:p>
                    <text:p text:style-name="Interlin_Cf_seh">pis</text:p>
                    <text:p text:style-name="Interlin_Morpheme_Gloss_pt">queimar</text:p>
                    <text:p text:style-name="Interlin_Morpheme_POS">V </text:p>
                  </draw:text-box></draw:frame>
                  <draw:frame text:anchor-type="as-char" draw:style-name="Interlin_Frame_Morpheme" fo:min-width="0.1402in" draw:name="Frame45" draw:z-index="271"><draw:text-box fo:min-height="0.1402in">
                    <text:p text:style-name="Interlin_Morph_seh">-a</text:p>
                    <text:p text:style-name="Interlin_Cf_seh">-a<text:span text:style-name="Interlin_Homograph">1</text:span></text:p>
                    
                    <text:p text:style-name="Interlin_Morpheme_Gloss_pt">IND</text:p>
                    <text:p text:style-name="Interlin_Morpheme_POS">V:vf</text:p>
                  </draw:text-box></draw:frame>
                </text:p>
                <text:p text:style-name="Interlin_Word_Gloss_pt">queimou-os</text:p>
                <text:p text:style-name="Interlin_Word_POS">V</text:p>
              </draw:text-box></draw:frame>
              <draw:frame text:anchor-type="as-char" draw:style-name="Interlin_Frame_Word" fo:min-width="0.1402in" draw:name="Frame26" draw:z-index="278"><draw:text-box fo:min-height="0.1402in">
                <text:p text:style-name="Interlin_Baseline">.</text:p>
              </draw:text-box></draw:frame>
            
            
          </text:p>
            
            
            <text:p text:style-name="Interlin_Freeform_Gloss_pt"/>
          
        
      
      
        
          <text:p text:style-name="Interlin_Words"><draw:frame text:anchor-type="as-char" draw:style-name="Interlin_Frame_Number" fo:min-width="0.1402in" draw:name="Frame6" draw:z-index="280"><draw:text-box fo:min-height="0.1402in"><text:p text:style-name="Interlin_Phrase_Number">6</text:p></draw:text-box></draw:frame>
            
            
              <draw:frame text:anchor-type="as-char" draw:style-name="Interlin_Frame_Word" fo:min-width="0.1402in" draw:name="Frame27" draw:z-index="281"><draw:text-box fo:min-height="0.1402in">
                <text:p text:style-name="Interlin_Base_seh">Mwezi</text:p>
                <text:p text:style-name="Interlin_Morphemes">
                  <draw:frame text:anchor-type="as-char" draw:style-name="Interlin_Frame_Morpheme" fo:min-width="0.1402in" draw:name="Frame46" draw:z-index="282"><draw:text-box fo:min-height="0.1402in">
                    <text:p text:style-name="Interlin_Morph_seh">mw-</text:p>
                    <text:p text:style-name="Interlin_Cf_seh">mu-<text:span text:style-name="Interlin_Homograph">2</text:span></text:p>
                    
                    <text:p text:style-name="Interlin_Morpheme_Gloss_pt">3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47" draw:z-index="287"><draw:text-box fo:min-height="0.1402in">
                    <text:p text:style-name="Interlin_Morph_seh">ezi</text:p>
                    <text:p text:style-name="Interlin_Cf_seh">ezi</text:p>
                    <text:p text:style-name="Interlin_Morpheme_Gloss_pt">mês</text:p>
                    <text:p text:style-name="Interlin_Morpheme_POS">N 3/4</text:p>
                  </draw:text-box></draw:frame>
                </text:p>
                <text:p text:style-name="Interlin_Word_Gloss_pt">mês</text:p>
                <text:p text:style-name="Interlin_Word_POS">N</text:p>
              </draw:text-box></draw:frame>
              <draw:frame text:anchor-type="as-char" draw:style-name="Interlin_Frame_Word" fo:min-width="0.1402in" draw:name="Frame28" draw:z-index="293"><draw:text-box fo:min-height="0.1402in">
                <text:p text:style-name="Interlin_Base_seh">wa</text:p>
                <text:p text:style-name="Interlin_Morphemes">
                  <draw:frame text:anchor-type="as-char" draw:style-name="Interlin_Frame_Morpheme" fo:min-width="0.1402in" draw:name="Frame48" draw:z-index="294"><draw:text-box fo:min-height="0.1402in">
                    <text:p text:style-name="Interlin_Morph_seh">w-</text:p>
                    <text:p text:style-name="Interlin_Cf_seh">u-<text:span text:style-name="Interlin_Homograph">3</text:span></text:p>
                    
                    <text:p text:style-name="Interlin_Morpheme_Gloss_pt">3</text:p>
                    <text:p text:style-name="Interlin_Morpheme_POS">Assoc:assocncl</text:p>
                  </draw:text-box></draw:frame>
                  <draw:frame text:anchor-type="as-char" draw:style-name="Interlin_Frame_Morpheme" fo:min-width="0.1402in" draw:name="Frame49" draw:z-index="299"><draw:text-box fo:min-height="0.1402in">
                    <text:p text:style-name="Interlin_Morph_seh">a</text:p>
                    <text:p text:style-name="Interlin_Cf_seh">a<text:span text:style-name="Interlin_Homograph">9</text:span></text:p>
                    
                    <text:p text:style-name="Interlin_Morpheme_Gloss_pt">ASSOC</text:p>
                    <text:p text:style-name="Interlin_Morpheme_POS">Assoc </text:p>
                  </draw:text-box></draw:frame>
                </text:p>
                <text:p text:style-name="Interlin_Word_Gloss_pt">de</text:p>
                <text:p text:style-name="Interlin_Word_POS">Assoc</text:p>
              </draw:text-box></draw:frame>
              <draw:frame text:anchor-type="as-char" draw:style-name="Interlin_Frame_Word" fo:min-width="0.1402in" draw:name="Frame29" draw:z-index="306"><draw:text-box fo:min-height="0.1402in">
                <text:p text:style-name="Interlin_Base_seh">khumi</text:p>
                <text:p text:style-name="Interlin_Morphemes">
                  <draw:frame text:anchor-type="as-char" draw:style-name="Interlin_Frame_Morpheme" fo:min-width="0.1402in" draw:name="Frame50" draw:z-index="307"><draw:text-box fo:min-height="0.1402in">
                    <text:p text:style-name="Interlin_Morph_seh">khumi</text:p>
                    <text:p text:style-name="Interlin_Cf_seh">khumi</text:p>
                    <text:p text:style-name="Interlin_Morpheme_Gloss_pt">dez</text:p>
                    <text:p text:style-name="Interlin_Morpheme_POS">Num </text:p>
                  </draw:text-box></draw:frame>
                </text:p>
                <text:p text:style-name="Interlin_Word_Gloss_pt">dez</text:p>
                <text:p text:style-name="Interlin_Word_POS">Num</text:p>
              </draw:text-box></draw:frame>
              <draw:frame text:anchor-type="as-char" draw:style-name="Interlin_Frame_Word" fo:min-width="0.1402in" draw:name="Frame30" draw:z-index="313"><draw:text-box fo:min-height="0.1402in">
                <text:p text:style-name="Interlin_Base_seh">na</text:p>
                <text:p text:style-name="Interlin_Morphemes">
                  <draw:frame text:anchor-type="as-char" draw:style-name="Interlin_Frame_Morpheme" fo:min-width="0.1402in" draw:name="Frame51" draw:z-index="314"><draw:text-box fo:min-height="0.1402in">
                    <text:p text:style-name="Interlin_Morph_seh">na</text:p>
                    <text:p text:style-name="Interlin_Cf_seh">na<text:span text:style-name="Interlin_Homograph">1</text:span></text:p>
                    
                    <text:p text:style-name="Interlin_Morpheme_Gloss_pt">e</text:p>
                    <text:p text:style-name="Interlin_Morpheme_POS">Conj </text:p>
                  </draw:text-box></draw:frame>
                </text:p>
                <text:p text:style-name="Interlin_Word_Gloss_pt">e</text:p>
                <text:p text:style-name="Interlin_Word_POS">Conj</text:p>
              </draw:text-box></draw:frame>
              <draw:frame text:anchor-type="as-char" draw:style-name="Interlin_Frame_Word" fo:min-width="0.1402in" draw:name="Frame31" draw:z-index="321"><draw:text-box fo:min-height="0.1402in">
                <text:p text:style-name="Interlin_Base_seh">ubodzi</text:p>
                <text:p text:style-name="Interlin_Morphemes">
                  <draw:frame text:anchor-type="as-char" draw:style-name="Interlin_Frame_Morpheme" fo:min-width="0.1402in" draw:name="Frame52" draw:z-index="322"><draw:text-box fo:min-height="0.1402in">
                    <text:p text:style-name="Interlin_Morph_seh">u-</text:p>
                    <text:p text:style-name="Interlin_Cf_seh">u-<text:span text:style-name="Interlin_Homograph">1</text:span></text:p>
                    
                    <text:p text:style-name="Interlin_Morpheme_Gloss_pt">14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53" draw:z-index="327"><draw:text-box fo:min-height="0.1402in">
                    <text:p text:style-name="Interlin_Morph_seh">bodzi</text:p>
                    <text:p text:style-name="Interlin_Cf_seh">bodzi</text:p>
                    <text:p text:style-name="Interlin_Morpheme_Gloss_pt">um</text:p>
                    <text:p text:style-name="Interlin_Morpheme_POS">Num </text:p>
                  </draw:text-box></draw:frame>
                </text:p>
                <text:p text:style-name="Interlin_Word_POS">Num</text:p>
              </draw:text-box></draw:frame>
              <draw:frame text:anchor-type="as-char" draw:style-name="Interlin_Frame_Word" fo:min-width="0.1402in" draw:name="Frame32" draw:z-index="332"><draw:text-box fo:min-height="0.1402in">
                <text:p text:style-name="Interlin_Base_seh">abzwala</text:p>
                <text:p text:style-name="Interlin_Morphemes">
                  <draw:frame text:anchor-type="as-char" draw:style-name="Interlin_Frame_Morpheme" fo:min-width="0.1402in" draw:name="Frame54" draw:z-index="333"><draw:text-box fo:min-height="0.1402in">
                    <text:p text:style-name="Interlin_Morph_seh">a-</text:p>
                    <text:p text:style-name="Interlin_Cf_seh">a-<text:span text:style-name="Interlin_Homograph">2</text:span></text:p>
                    
                    <text:p text:style-name="Interlin_Morpheme_Gloss_pt">ele+PST</text:p>
                    <text:p text:style-name="Interlin_Morpheme_POS">V:sbj+tam1</text:p>
                  </draw:text-box></draw:frame>
                  <draw:frame text:anchor-type="as-char" draw:style-name="Interlin_Frame_Morpheme" fo:min-width="0.1402in" draw:name="Frame55" draw:z-index="338"><draw:text-box fo:min-height="0.1402in">
                    <text:p text:style-name="Interlin_Morph_seh">bzwal</text:p>
                    <text:p text:style-name="Interlin_Cf_seh">bzwal</text:p>
                    <text:p text:style-name="Interlin_Morpheme_Gloss_pt">semear</text:p>
                    <text:p text:style-name="Interlin_Morpheme_POS">V </text:p>
                  </draw:text-box></draw:frame>
                  <draw:frame text:anchor-type="as-char" draw:style-name="Interlin_Frame_Morpheme" fo:min-width="0.1402in" draw:name="Frame56" draw:z-index="342"><draw:text-box fo:min-height="0.1402in">
                    <text:p text:style-name="Interlin_Morph_seh">-a</text:p>
                    <text:p text:style-name="Interlin_Cf_seh">-a<text:span text:style-name="Interlin_Homograph">1</text:span></text:p>
                    
                    <text:p text:style-name="Interlin_Morpheme_Gloss_pt">IND</text:p>
                    <text:p text:style-name="Interlin_Morpheme_POS">V:vf</text:p>
                  </draw:text-box></draw:frame>
                </text:p>
                <text:p text:style-name="Interlin_Word_Gloss_pt">semeou</text:p>
                <text:p text:style-name="Interlin_Word_POS">V</text:p>
              </draw:text-box></draw:frame>
              <draw:frame text:anchor-type="as-char" draw:style-name="Interlin_Frame_Word" fo:min-width="0.1402in" draw:name="Frame33" draw:z-index="349"><draw:text-box fo:min-height="0.1402in">
                <text:p text:style-name="Interlin_Base_seh">maningi</text:p>
                <text:p text:style-name="Interlin_Morphemes">
                  <draw:frame text:anchor-type="as-char" draw:style-name="Interlin_Frame_Morpheme" fo:min-width="0.1402in" draw:name="Frame57" draw:z-index="350"><draw:text-box fo:min-height="0.1402in">
                    <text:p text:style-name="Interlin_Morph_seh">maningi</text:p>
                    <text:p text:style-name="Interlin_Cf_seh">maningi</text:p>
                    <text:p text:style-name="Interlin_Morpheme_Gloss_pt">muito</text:p>
                    <text:p text:style-name="Interlin_Morpheme_POS">Adv </text:p>
                  </draw:text-box></draw:frame>
                </text:p>
                <text:p text:style-name="Interlin_Word_Gloss_pt">muito</text:p>
                <text:p text:style-name="Interlin_Word_POS">Adv</text:p>
              </draw:text-box></draw:frame>
              <draw:frame text:anchor-type="as-char" draw:style-name="Interlin_Frame_Word" fo:min-width="0.1402in" draw:name="Frame34" draw:z-index="356"><draw:text-box fo:min-height="0.1402in">
                <text:p text:style-name="Interlin_Base_seh">mpunga</text:p>
                <text:p text:style-name="Interlin_Morphemes">
                  <draw:frame text:anchor-type="as-char" draw:style-name="Interlin_Frame_Morpheme" fo:min-width="0.1402in" draw:name="Frame58" draw:z-index="357"><draw:text-box fo:min-height="0.1402in">
                    <text:p text:style-name="Interlin_Morph_seh">m-</text:p>
                    <text:p text:style-name="Interlin_Cf_seh">mu-<text:span text:style-name="Interlin_Homograph">3</text:span></text:p>
                    
                    <text:p text:style-name="Interlin_Morpheme_Gloss_pt">3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59" draw:z-index="362"><draw:text-box fo:min-height="0.1402in">
                    <text:p text:style-name="Interlin_Morph_seh">punga</text:p>
                    <text:p text:style-name="Interlin_Cf_seh">punga</text:p>
                    <text:p text:style-name="Interlin_Morpheme_Gloss_pt">arroz</text:p>
                    <text:p text:style-name="Interlin_Morpheme_POS">N 3/4</text:p>
                  </draw:text-box></draw:frame>
                </text:p>
                <text:p text:style-name="Interlin_Word_Gloss_pt"/>
                <text:p text:style-name="Interlin_Word_POS">N</text:p>
              </draw:text-box></draw:frame>
              <draw:frame text:anchor-type="as-char" draw:style-name="Interlin_Frame_Word" fo:min-width="0.1402in" draw:name="Frame35" draw:z-index="368"><draw:text-box fo:min-height="0.1402in">
                <text:p text:style-name="Interlin_Baseline">.</text:p>
              </draw:text-box></draw:frame>
            
            
          </text:p>
            
            
            <text:p text:style-name="Interlin_Freeform_Gloss_pt"/>
          
        
      
      
        
          <text:p text:style-name="Interlin_Words"><draw:frame text:anchor-type="as-char" draw:style-name="Interlin_Frame_Number" fo:min-width="0.1402in" draw:name="Frame7" draw:z-index="370"><draw:text-box fo:min-height="0.1402in"><text:p text:style-name="Interlin_Phrase_Number">7</text:p></draw:text-box></draw:frame>
            
            
              <draw:frame text:anchor-type="as-char" draw:style-name="Interlin_Frame_Word" fo:min-width="0.1402in" draw:name="Frame36" draw:z-index="371"><draw:text-box fo:min-height="0.1402in">
                <text:p text:style-name="Interlin_Base_seh">Mpunga</text:p>
                <text:p text:style-name="Interlin_Morphemes">
                  <draw:frame text:anchor-type="as-char" draw:style-name="Interlin_Frame_Morpheme" fo:min-width="0.1402in" draw:name="Frame60" draw:z-index="372"><draw:text-box fo:min-height="0.1402in">
                    <text:p text:style-name="Interlin_Morph_seh">m-</text:p>
                    <text:p text:style-name="Interlin_Cf_seh">mu-<text:span text:style-name="Interlin_Homograph">3</text:span></text:p>
                    
                    <text:p text:style-name="Interlin_Morpheme_Gloss_pt">3</text:p>
                    <text:p text:style-name="Interlin_Morpheme_POS">N:ncl</text:p>
                  </draw:text-box></draw:frame>
                  <draw:frame text:anchor-type="as-char" draw:style-name="Interlin_Frame_Morpheme" fo:min-width="0.1402in" draw:name="Frame61" draw:z-index="377"><draw:text-box fo:min-height="0.1402in">
                    <text:p text:style-name="Interlin_Morph_seh">punga</text:p>
                    <text:p text:style-name="Interlin_Cf_seh">punga</text:p>
                    <text:p text:style-name="Interlin_Morpheme_Gloss_pt">arroz</text:p>
                    <text:p text:style-name="Interlin_Morpheme_POS">N 3/4</text:p>
                  </draw:text-box></draw:frame>
                </text:p>
                <text:p text:style-name="Interlin_Word_Gloss_pt"/>
                <text:p text:style-name="Interlin_Word_POS">N</text:p>
              </draw:text-box></draw:frame>
              <draw:frame text:anchor-type="as-char" draw:style-name="Interlin_Frame_Word" fo:min-width="0.1402in" draw:name="Frame37" draw:z-index="383"><draw:text-box fo:min-height="0.1402in">
                <text:p text:style-name="Interlin_Base_seh">wabuluka</text:p>
                <text:p text:style-name="Interlin_Morphemes">
                  <draw:frame text:anchor-type="as-char" draw:style-name="Interlin_Frame_Morpheme" fo:min-width="0.1402in" draw:name="Frame62" draw:z-index="384"><draw:text-box fo:min-height="0.1402in">
                    <text:p text:style-name="Interlin_Morph_seh">w-</text:p>
                    <text:p text:style-name="Interlin_Cf_seh">u-<text:span text:style-name="Interlin_Homograph">3</text:span></text:p>
                    
                    <text:p text:style-name="Interlin_Morpheme_Gloss_pt">3</text:p>
                    <text:p text:style-name="Interlin_Morpheme_POS">V:(obj)/sbj</text:p>
                  </draw:text-box></draw:frame>
                  <draw:frame text:anchor-type="as-char" draw:style-name="Interlin_Frame_Morpheme" fo:min-width="0.1402in" draw:name="Frame63" draw:z-index="389"><draw:text-box fo:min-height="0.1402in">
                    <text:p text:style-name="Interlin_Morph_seh">a-</text:p>
                    <text:p text:style-name="Interlin_Cf_seh">a-<text:span text:style-name="Interlin_Homograph">4</text:span></text:p>
                    
                    <text:p text:style-name="Interlin_Morpheme_Gloss_pt">PASSADO</text:p>
                    <text:p text:style-name="Interlin_Morpheme_POS">V:tam1</text:p>
                  </draw:text-box></draw:frame>
                  <draw:frame text:anchor-type="as-char" draw:style-name="Interlin_Frame_Morpheme" fo:min-width="0.1402in" draw:name="Frame64" draw:z-index="394"><draw:text-box fo:min-height="0.1402in">
                    <text:p text:style-name="Interlin_Morph_seh">buluk</text:p>
                    <text:p text:style-name="Interlin_Cf_seh">buluk</text:p>
                    <text:p text:style-name="Interlin_Morpheme_Gloss_pt">produzir</text:p>
                    <text:p text:style-name="Interlin_Morpheme_POS">V </text:p>
                  </draw:text-box></draw:frame>
                  <draw:frame text:anchor-type="as-char" draw:style-name="Interlin_Frame_Morpheme" fo:min-width="0.1402in" draw:name="Frame65" draw:z-index="398"><draw:text-box fo:min-height="0.1402in">
                    <text:p text:style-name="Interlin_Morph_seh">-a</text:p>
                    <text:p text:style-name="Interlin_Cf_seh">-a<text:span text:style-name="Interlin_Homograph">1</text:span></text:p>
                    
                    <text:p text:style-name="Interlin_Morpheme_Gloss_pt">IND</text:p>
                    <text:p text:style-name="Interlin_Morpheme_POS">V:vf</text:p>
                  </draw:text-box></draw:frame>
                </text:p>
                <text:p text:style-name="Interlin_Word_Gloss_pt"/>
                <text:p text:style-name="Interlin_Word_POS">V</text:p>
              </draw:text-box></draw:frame>
              <draw:frame text:anchor-type="as-char" draw:style-name="Interlin_Frame_Word" fo:min-width="0.1402in" draw:name="Frame38" draw:z-index="405"><draw:text-box fo:min-height="0.1402in">
                <text:p text:style-name="Interlin_Base_seh">maningi</text:p>
                <text:p text:style-name="Interlin_Morphemes">
                  <draw:frame text:anchor-type="as-char" draw:style-name="Interlin_Frame_Morpheme" fo:min-width="0.1402in" draw:name="Frame66" draw:z-index="406"><draw:text-box fo:min-height="0.1402in">
                    <text:p text:style-name="Interlin_Morph_seh">maningi</text:p>
                    <text:p text:style-name="Interlin_Cf_seh">maningi</text:p>
                    <text:p text:style-name="Interlin_Morpheme_Gloss_pt">muito</text:p>
                    <text:p text:style-name="Interlin_Morpheme_POS">Adv </text:p>
                  </draw:text-box></draw:frame>
                </text:p>
                <text:p text:style-name="Interlin_Word_Gloss_pt">muito</text:p>
                <text:p text:style-name="Interlin_Word_POS">Adv</text:p>
              </draw:text-box></draw:frame>
              <draw:frame text:anchor-type="as-char" draw:style-name="Interlin_Frame_Word" fo:min-width="0.1402in" draw:name="Frame39" draw:z-index="412"><draw:text-box fo:min-height="0.1402in">
                <text:p text:style-name="Interlin_Baseline">.</text:p>
              </draw:text-box></draw:frame>
            
            
          </text:p>
            
            
            <text:p text:style-name="Interlin_Freeform_Gloss_pt"/>
          
        
      
    
    
      
      
      
    
  
</office:text></office:body></office:document-content>
</file>

<file path=styles.xml><?xml version="1.0" encoding="utf-8"?>
<office:document-styles xmlns:office="urn:oasis:names:tc:opendocument:xmlns:office:1.0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font-face-decls>
    <style:font-face style:name="Times New Roman" svg:font-family="'Times New Roman'"/>
    <style:font-face style:name="Doulos SIL" svg:font-family="'Doulos SIL'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Interlin_Base" style:display-name="Interlin Base" style:family="paragraph" style:parent-style-name="Standard" style:class="text">
      <style:paragraph-properties fo:margin-top="0in" fo:margin-bottom="0in"/>
    </style:style>
    <style:style style:name="Interlin_Title" style:display-name="Interlin Title" style:family="paragraph" style:parent-style-name="Interlin_Base" style:class="text">
      <style:paragraph-properties fo:margin-top="2pt" fo:margin-bottom="6pt"/>
      <style:text-properties fo:font-size="14pt" fo:font-weight="bold" style:font-size-asian="14pt" style:font-weight-asian="bold" style:font-size-complex="14pt" style:font-weight-complex="bold"/>
    </style:style>
    <style:style style:name="Interlin_Source" style:display-name="Interlin Source" style:family="paragraph" style:parent-style-name="Interlin_Base" style:class="text">
      <style:paragraph-properties fo:margin-top="2pt" fo:margin-bottom="2pt"/>
      <style:text-properties fo:font-size="12pt" fo:font-weight="bold" style:font-size-asian="12pt" style:font-weight-asian="bold" style:font-size-complex="12pt" style:font-weight-complex="bold"/>
    </style:style>
    <style:style style:name="Interlin_Paragraph_Marker" style:display-name="Interlin Paragraph Marker" style:family="paragraph" style:parent-style-name="Interlin_Base" style:class="text">
      <style:paragraph-properties fo:margin-bottom="2pt" fo:keep-with-next="always"/>
      <style:text-properties fo:font-weight="bold" style:font-weight-asian="bold" style:font-weight-complex="bold"/>
    </style:style>
    <style:style style:name="Interlin_Description" style:display-name="Interlin Description" style:family="paragraph" style:parent-style-name="Interlin_Base" style:class="text"/>
    <style:style style:name="Interlin_Vernacular" style:display-name="Interlin Vernacular" style:family="paragraph" style:parent-style-name="Interlin_Base" style:class="text">
      <style:paragraph-properties fo:margin-bottom="0pt"/>
      <style:text-properties fo:language="none" style:font-name="Doulos SIL" style:font-name-asian="Doulos SIL" style:font-name-complex="Doulos SIL"/>
    </style:style>
    <style:style style:name="Interlin_Words" style:display-name="Interlin Words" style:family="paragraph" style:parent-style-name="Interlin_Base" style:class="text">
      <style:paragraph-properties fo:margin-bottom="0pt"/>
    </style:style>
    <style:style style:name="Interlin_Morphemes" style:display-name="Interlin Morphemes" style:family="paragraph" style:parent-style-name="Interlin_Base" style:class="text">
      <style:paragraph-properties/>
    </style:style>
    <style:style style:family="paragraph" style:parent-style-name="Interlin_Vernacular" style:class="text" style:name="Interlin_Vern_seh" style:display-name="Interlin Vern seh">
      <style:text-properties style:font-name="Doulos SIL" style:font-name-asian="Doulos SIL" style:font-name-complex="Doulos SIL"/>
    </style:style>
    <style:style style:family="paragraph" style:class="text" style:name="Interlin_Base_seh" style:display-name="Interlin Base seh" style:parent-style-name="Interlin_Vern_seh">
      <style:text-properties fo:font-weight="bold" style:font-weight-asian="bold" style:font-weight-complex="bold"/>
    </style:style>
    <style:style style:family="paragraph" style:class="text" style:name="Interlin_Morph_seh" style:display-name="Interlin Morph seh" style:parent-style-name="Interlin_Vern_seh"/>
    <style:style style:family="paragraph" style:class="text" style:name="Interlin_Cf_seh" style:display-name="Interlin Cf seh" style:parent-style-name="Interlin_Vern_seh"/>
			- <style:style style:name="Interlin_Homograph" style:display-name="Interlin Homograph" style:family="text"><style:text-properties style:text-position="sub 58%"/></style:style><style:style style:name="Interlin_Analysis" style:display-name="Interlin Analysis" style:family="paragraph" style:parent-style-name="Interlin_Base" style:class="text"><style:paragraph-properties/></style:style><style:style style:name="Interlin_Phrase_Number" style:display-name="Interlin Phrase Number" style:family="paragraph" style:parent-style-name="Interlin_Analysis" style:class="text"/><style:style style:name="Interlin_Morpheme_POS" style:display-name="Interlin Morpheme POS" style:family="paragraph" style:parent-style-name="Interlin_Analysis" style:class="text"><style:text-properties fo:font-size="75%"/></style:style><style:style style:name="Interlin_Word_POS" style:display-name="Interlin Word POS" style:family="paragraph" style:parent-style-name="Interlin_Analysis" style:class="text"/><style:style style:family="paragraph" style:parent-style-name="Interlin_Base" style:class="text" style:name="Interlin_Analysis_pt" style:display-name="Interlin Analysis pt"><style:text-properties style:font-name="Times New Roman" style:font-name-asian="Times New Roman" style:font-name-complex="Times New Roman"/><style:paragraph-properties/></style:style><style:style style:family="paragraph" style:class="text" style:name="Interlin_Morpheme_Gloss_pt" style:display-name="Interlin Morpheme Gloss pt" style:parent-style-name="Interlin_Analysis_pt"/><style:style style:family="paragraph" style:class="text" style:name="Interlin_Word_Gloss_pt" style:display-name="Interlin Word Gloss pt" style:parent-style-name="Interlin_Analysis_pt"/><style:style style:family="paragraph" style:class="text" style:name="Interlin_Freeform_Gloss_pt" style:display-name="Interlin Freeform Gloss pt" style:parent-style-name="Interlin_Analysis_pt"><style:paragraph-properties/></style:style><style:style style:name="Interlin_Frame" style:display-name="Interlin Frame" style:family="graphic" style:parent-style-name="Frame"><style:graphic-properties fo:margin-left="0in" fo:margin-right="0.05in" style:vertical-pos="top" style:vertical-rel="line" fo:padding="0in" fo:border="none" style:shadow="none" fo:margin-top="0in" fo:margin-bottom="0in"/></style:style><style:style style:name="Interlin_Frame_Morpheme" style:display-name="Interlin Frame Morpheme" style:family="graphic" style:parent-style-name="Interlin_Frame"><style:graphic-properties fo:margin-right="0.0in"/></style:style><style:style style:name="Interlin_Frame_Word" style:display-name="Interlin Frame Morpheme" style:family="graphic" style:parent-style-name="Interlin_Frame"/><style:style style:name="Interlin_Frame_Number" style:display-name="Interlin Frame Number" style:family="graphic" style:parent-style-name="Interlin_Frame"/><text:outline-style><text:outline-level-style text:level="1" style:num-format=""><style:list-level-properties text:min-label-distance="0.15in"/></text:outline-level-style><text:outline-level-style text:level="2" style:num-format=""><style:list-level-properties text:min-label-distance="0.15in"/></text:outline-level-style><text:outline-level-style text:level="3" style:num-format=""><style:list-level-properties text:min-label-distance="0.15in"/></text:outline-level-style><text:outline-level-style text:level="4" style:num-format=""><style:list-level-properties text:min-label-distance="0.15in"/></text:outline-level-style><text:outline-level-style text:level="5" style:num-format=""><style:list-level-properties text:min-label-distance="0.15in"/></text:outline-level-style><text:outline-level-style text:level="6" style:num-format=""><style:list-level-properties text:min-label-distance="0.15in"/></text:outline-level-style><text:outline-level-style text:level="7" style:num-format=""><style:list-level-properties text:min-label-distance="0.15in"/></text:outline-level-style><text:outline-level-style text:level="8" style:num-format=""><style:list-level-properties text:min-label-distance="0.15in"/></text:outline-level-style><text:outline-level-style text:level="9" style:num-format=""><style:list-level-properties text:min-label-distance="0.15in"/></text:outline-level-style><text:outline-level-style text:level="10" style:num-format=""><style:list-level-properties text:min-label-distance="0.15in"/></text:outline-level-style></text:outline-style><text:notes-configuration text:note-class="footnote" style:num-format="1" text:start-value="0" text:footnotes-position="page" text:start-numbering-at="document"/><text:notes-configuration text:note-class="endnote" style:num-format="i" text:start-value="0"/><text:linenumbering-configuration text:number-lines="false" text:offset="0.1965in" style:num-format="1" text:number-position="left" text:increment="5"/>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170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